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6e9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intelligence artificielle (IA) est l'un des domaines les plus fascinants et prometteurs de la technologie moderne. Elle désigne la capacité d'une machine à imiter l'intelligence humaine, en apprenant, en raisonnant, en s'adaptant et en prenant des décisions. L'IA est déjà présente dans de nombreux aspects de notre vie quotidienne, que ce soit dans les assistants vocaux comme Siri ou Alexa, les recommandations personnalisées sur Netflix ou Spotify, ou encore les voitures autonomes.</text:p>
      <text:p text:style-name="Standard"/>
      <text:p text:style-name="Standard">L'IA se divise généralement en deux catégories : l'IA faible (ou étroite) et l'IA forte. L'IA faible est conçue pour effectuer des tâches spécifiques, comme la reconnaissance faciale ou la traduction automatique. Elle excelle dans ces domaines, mais ne possède pas de conscience ou de compréhension réelle. L'IA forte, en revanche, vise à reproduire l'intelligence humaine dans sa globalité, avec la capacité de raisonner, de résoudre des problèmes complexes et de s'adapter à des situations nouvelles. Cette forme d'IA reste encore largement théorique et soulève des questions éthiques et philosophiques profondes.</text:p>
      <text:p text:style-name="Standard"/>
      <text:p text:style-name="Standard">Les avancées récentes dans le domaine de l'IA, notamment grâce au machine learning (apprentissage automatique) et au deep learning (apprentissage profond), ont permis des progrès spectaculaires. Les algorithmes peuvent maintenant analyser des quantités massives de données, identifier des modèles et faire des prédictions avec une précision impressionnante. Par exemple, dans le domaine médical, l'IA aide à diagnostiquer des maladies plus rapidement et avec plus de précision que jamais auparavant.</text:p>
      <text:p text:style-name="Standard"/>
      <text:p text:style-name="Standard">Cependant, l'IA soulève également des préoccupations. Les questions liées à la vie privée, à la sécurité des données, à la perte d'emplois due à l'automatisation, et à la possibilité d'une IA malveillante ou incontrôlable sont au cœur des débats actuels. Des penseurs comme Elon Musk et Stephen Hawking ont exprimé des craintes quant aux risques potentiels d'une IA trop puissante, appelant à une régulation et à une éthique rigoureuses.</text:p>
      <text:p text:style-name="Standard"/>
      <text:p text:style-name="Standard">En somme, l'intelligence artificielle est une technologie transformative qui a le potentiel de révolutionner presque tous les aspects de notre société. Elle offre des opportunités immenses, mais nécessite également une réflexion approfondie sur la manière dont nous voulons l'intégrer dans notre monde. L'avenir de l'IA dépendra de notre capacité à équilibrer innovation et responsabilité.<text:span text:style-name="T1">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14:54:22.322326554</meta:creation-date>
    <dc:date>2025-03-06T14:55:57.643601666</dc:date>
    <meta:editing-duration>PT1M36S</meta:editing-duration>
    <meta:editing-cycles>1</meta:editing-cycles>
    <meta:document-statistic meta:table-count="0" meta:image-count="0" meta:object-count="0" meta:page-count="1" meta:paragraph-count="5" meta:word-count="355" meta:character-count="2428" meta:non-whitespace-character-count="2078"/>
    <meta:generator>LibreOffice/7.3.7.2$Linux_X86_64 LibreOffice_project/30$Build-2</meta:generator>
  </office:meta>
</office:document-meta>
</file>